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2.51mm"/>
    </style:style>
    <style:style style:name="co3" style:family="table-column">
      <style:table-column-properties fo:break-before="auto" style:column-width="118.59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fe7f5"/>
      <style:text-properties fo:color="#000000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erfect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Canadian</text:p>
          </table:table-cell>
          <table:table-cell office:value-type="string" calcext:value-type="string">
            <text:p>roc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gly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man</text:p>
          </table:table-cell>
          <table:table-cell table:number-columns-repeated="2"/>
          <table:table-cell table:formula="of:=INDEX([Sheet1.A$1:.A$999];RANDBETWEEN(1;ROWS([.A$1:.A$8])))" office:value-type="string" office:string-value="another" calcext:value-type="string">
            <text:p>another</text:p>
          </table:table-cell>
          <table:table-cell table:formula="of:=INDEX([Sheet1.B$1:.B$999];RANDBETWEEN(1;ROWS([.B$1:.B$27])))" office:value-type="string" office:string-value="occasional" calcext:value-type="string">
            <text:p>occasional</text:p>
          </table:table-cell>
          <table:table-cell table:formula="of:=INDEX([Sheet1.C$1:.C$999];RANDBETWEEN(1;ROWS([.C$1:.C$19])))" office:value-type="string" office:string-value="lumpy" calcext:value-type="string">
            <text:p>lumpy</text:p>
          </table:table-cell>
          <table:table-cell table:formula="of:=INDEX([Sheet1.D$1:.D$999];RANDBETWEEN(1;ROWS([.D$1:.D$12])))" office:value-type="string" office:string-value="nuclear" calcext:value-type="string">
            <text:p>nuclear</text:p>
          </table:table-cell>
          <table:table-cell table:formula="of:=INDEX([Sheet1.E$1:.E$999];RANDBETWEEN(1;ROWS([.E$1:.E$13])))" office:value-type="string" office:string-value="tree" calcext:value-type="string">
            <text:p>tree</text:p>
          </table:table-cell>
          <table:table-cell/>
          <table:table-cell table:formula="of:=CONCATENATE([.H2];&quot; &quot;;[.I2];&quot; &quot;;[.J2];&quot; &quot;;[.K2];&quot; &quot;;[.L2])" office:value-type="string" office:string-value="another occasional lumpy nuclear tree" calcext:value-type="string">
            <text:p>another occasional lumpy nuclear tree</text:p>
          </table:table-cell>
        </table:table-row>
        <table:table-row table:style-name="ro1">
          <table:table-cell office:value-type="string" calcext:value-type="string">
            <text:p>my</text:p>
          </table:table-cell>
          <table:table-cell table:style-name="ce1" office:value-type="string" calcext:value-type="string">
            <text:p>best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house</text:p>
          </table:table-cell>
          <table:table-cell table:number-columns-repeated="2"/>
          <table:table-cell table:formula="of:=INDEX([Sheet1.A$1:.A$999];RANDBETWEEN(1;ROWS([.A$1:.A$8])))" office:value-type="string" office:string-value="many" calcext:value-type="string">
            <text:p>many</text:p>
          </table:table-cell>
          <table:table-cell table:formula="of:=INDEX([Sheet1.B$1:.B$999];RANDBETWEEN(1;ROWS([.B$1:.B$27])))" office:value-type="string" office:string-value="rare" calcext:value-type="string">
            <text:p>rare</text:p>
          </table:table-cell>
          <table:table-cell table:formula="of:=INDEX([Sheet1.C$1:.C$999];RANDBETWEEN(1;ROWS([.C$1:.C$19])))" office:value-type="string" office:string-value="smart" calcext:value-type="string">
            <text:p>smart</text:p>
          </table:table-cell>
          <table:table-cell table:formula="of:=INDEX([Sheet1.D$1:.D$999];RANDBETWEEN(1;ROWS([.D$1:.D$12])))" office:value-type="string" office:string-value="federal" calcext:value-type="string">
            <text:p>federal</text:p>
          </table:table-cell>
          <table:table-cell table:formula="of:=INDEX([Sheet1.E$1:.E$999];RANDBETWEEN(1;ROWS([.E$1:.E$13])))" office:value-type="string" office:string-value="food" calcext:value-type="string">
            <text:p>food</text:p>
          </table:table-cell>
          <table:table-cell/>
          <table:table-cell table:formula="of:=CONCATENATE([.H3];&quot; &quot;;[.I3];&quot; &quot;;[.J3];&quot; &quot;;[.K3];&quot; &quot;;[.L3])" office:value-type="string" office:string-value="many rare smart federal food" calcext:value-type="string">
            <text:p>many rare smart federal food</text:p>
          </table:table-cell>
        </table:table-row>
        <table:table-row table:style-name="ro1">
          <table:table-cell office:value-type="string" calcext:value-type="string">
            <text:p>those</text:p>
          </table:table-cell>
          <table:table-cell office:value-type="string" calcext:value-type="string">
            <text:p>different</text:p>
          </table:table-cell>
          <table:table-cell office:value-type="string" calcext:value-type="string">
            <text:p>friendly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tree</text:p>
          </table:table-cell>
          <table:table-cell table:number-columns-repeated="2"/>
          <table:table-cell table:formula="of:=INDEX([Sheet1.A$1:.A$999];RANDBETWEEN(1;ROWS([.A$1:.A$8])))" office:value-type="string" office:string-value="many" calcext:value-type="string">
            <text:p>many</text:p>
          </table:table-cell>
          <table:table-cell table:formula="of:=INDEX([Sheet1.B$1:.B$999];RANDBETWEEN(1;ROWS([.B$1:.B$27])))" office:value-type="string" office:string-value="identical" calcext:value-type="string">
            <text:p>identical</text:p>
          </table:table-cell>
          <table:table-cell table:formula="of:=INDEX([Sheet1.C$1:.C$999];RANDBETWEEN(1;ROWS([.C$1:.C$19])))" office:value-type="string" office:string-value="stubborn" calcext:value-type="string">
            <text:p>stubborn</text:p>
          </table:table-cell>
          <table:table-cell table:formula="of:=INDEX([Sheet1.D$1:.D$999];RANDBETWEEN(1;ROWS([.D$1:.D$12])))" office:value-type="string" office:string-value="federal" calcext:value-type="string">
            <text:p>federal</text:p>
          </table:table-cell>
          <table:table-cell table:formula="of:=INDEX([Sheet1.E$1:.E$999];RANDBETWEEN(1;ROWS([.E$1:.E$13])))" office:value-type="string" office:string-value="one" calcext:value-type="string">
            <text:p>one</text:p>
          </table:table-cell>
          <table:table-cell/>
          <table:table-cell table:formula="of:=CONCATENATE([.H4];&quot; &quot;;[.I4];&quot; &quot;;[.J4];&quot; &quot;;[.K4];&quot; &quot;;[.L4])" office:value-type="string" office:string-value="many identical stubborn federal one" calcext:value-type="string">
            <text:p>many identical stubborn federal one</text:p>
          </table:table-cell>
        </table:table-row>
        <table:table-row table:style-name="ro1">
          <table:table-cell office:value-type="string" calcext:value-type="string">
            <text:p>another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broken</text:p>
          </table:table-cell>
          <table:table-cell office:value-type="string" calcext:value-type="string">
            <text:p>religious</text:p>
          </table:table-cell>
          <table:table-cell office:value-type="string" calcext:value-type="string">
            <text:p>world</text:p>
          </table:table-cell>
          <table:table-cell table:number-columns-repeated="2"/>
          <table:table-cell table:formula="of:=INDEX([Sheet1.A$1:.A$999];RANDBETWEEN(1;ROWS([.A$1:.A$8])))" office:value-type="string" office:string-value="another" calcext:value-type="string">
            <text:p>another</text:p>
          </table:table-cell>
          <table:table-cell table:formula="of:=INDEX([Sheet1.B$1:.B$999];RANDBETWEEN(1;ROWS([.B$1:.B$27])))" office:value-type="string" office:string-value="real" calcext:value-type="string">
            <text:p>real</text:p>
          </table:table-cell>
          <table:table-cell table:formula="of:=INDEX([Sheet1.C$1:.C$999];RANDBETWEEN(1;ROWS([.C$1:.C$19])))" office:value-type="string" office:string-value="old" calcext:value-type="string">
            <text:p>old</text:p>
          </table:table-cell>
          <table:table-cell table:formula="of:=INDEX([Sheet1.D$1:.D$999];RANDBETWEEN(1;ROWS([.D$1:.D$12])))" office:value-type="string" office:string-value="nuclear" calcext:value-type="string">
            <text:p>nuclear</text:p>
          </table:table-cell>
          <table:table-cell table:formula="of:=INDEX([Sheet1.E$1:.E$999];RANDBETWEEN(1;ROWS([.E$1:.E$13])))" office:value-type="string" office:string-value="symbol" calcext:value-type="string">
            <text:p>symbol</text:p>
          </table:table-cell>
          <table:table-cell/>
          <table:table-cell table:formula="of:=CONCATENATE([.H5];&quot; &quot;;[.I5];&quot; &quot;;[.J5];&quot; &quot;;[.K5];&quot; &quot;;[.L5])" office:value-type="string" office:string-value="another real old nuclear symbol" calcext:value-type="string">
            <text:p>another real old nuclear symbol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smart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food</text:p>
          </table:table-cell>
          <table:table-cell table:number-columns-repeated="2"/>
          <table:table-cell table:formula="of:=INDEX([Sheet1.A$1:.A$999];RANDBETWEEN(1;ROWS([.A$1:.A$8])))" office:value-type="string" office:string-value="my" calcext:value-type="string">
            <text:p>my</text:p>
          </table:table-cell>
          <table:table-cell table:formula="of:=INDEX([Sheet1.B$1:.B$999];RANDBETWEEN(1;ROWS([.B$1:.B$27])))" office:value-type="string" office:string-value="basic" calcext:value-type="string">
            <text:p>basic</text:p>
          </table:table-cell>
          <table:table-cell table:formula="of:=INDEX([Sheet1.C$1:.C$999];RANDBETWEEN(1;ROWS([.C$1:.C$19])))" office:value-type="string" office:string-value="yellow" calcext:value-type="string">
            <text:p>yellow</text:p>
          </table:table-cell>
          <table:table-cell table:formula="of:=INDEX([Sheet1.D$1:.D$999];RANDBETWEEN(1;ROWS([.D$1:.D$12])))" office:value-type="string" office:string-value="federal" calcext:value-type="string">
            <text:p>federal</text:p>
          </table:table-cell>
          <table:table-cell table:formula="of:=INDEX([Sheet1.E$1:.E$999];RANDBETWEEN(1;ROWS([.E$1:.E$13])))" office:value-type="string" office:string-value="food" calcext:value-type="string">
            <text:p>food</text:p>
          </table:table-cell>
          <table:table-cell/>
          <table:table-cell table:formula="of:=CONCATENATE([.H6];&quot; &quot;;[.I6];&quot; &quot;;[.J6];&quot; &quot;;[.K6];&quot; &quot;;[.L6])" office:value-type="string" office:string-value="my basic yellow federal food" calcext:value-type="string">
            <text:p>my basic yellow federal food</text:p>
          </table:table-cell>
        </table:table-row>
        <table:table-row table:style-name="ro1">
          <table:table-cell office:value-type="string" calcext:value-type="string">
            <text:p>many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dangerous</text:p>
          </table:table-cell>
          <table:table-cell office:value-type="string" calcext:value-type="string">
            <text:p>vegetarian</text:p>
          </table:table-cell>
          <table:table-cell office:value-type="string" calcext:value-type="string">
            <text:p>symbol</text:p>
          </table:table-cell>
          <table:table-cell table:number-columns-repeated="2"/>
          <table:table-cell table:formula="of:=INDEX([Sheet1.A$1:.A$999];RANDBETWEEN(1;ROWS([.A$1:.A$8])))" office:value-type="string" office:string-value="many" calcext:value-type="string">
            <text:p>many</text:p>
          </table:table-cell>
          <table:table-cell table:formula="of:=INDEX([Sheet1.B$1:.B$999];RANDBETWEEN(1;ROWS([.B$1:.B$27])))" office:value-type="string" office:string-value="partial" calcext:value-type="string">
            <text:p>partial</text:p>
          </table:table-cell>
          <table:table-cell table:formula="of:=INDEX([Sheet1.C$1:.C$999];RANDBETWEEN(1;ROWS([.C$1:.C$19])))" office:value-type="string" office:string-value="stubborn" calcext:value-type="string">
            <text:p>stubborn</text:p>
          </table:table-cell>
          <table:table-cell table:formula="of:=INDEX([Sheet1.D$1:.D$999];RANDBETWEEN(1;ROWS([.D$1:.D$12])))" office:value-type="string" office:string-value="wooden" calcext:value-type="string">
            <text:p>wooden</text:p>
          </table:table-cell>
          <table:table-cell table:formula="of:=INDEX([Sheet1.E$1:.E$999];RANDBETWEEN(1;ROWS([.E$1:.E$13])))" office:value-type="string" office:string-value="food" calcext:value-type="string">
            <text:p>food</text:p>
          </table:table-cell>
          <table:table-cell/>
          <table:table-cell table:formula="of:=CONCATENATE([.H7];&quot; &quot;;[.I7];&quot; &quot;;[.J7];&quot; &quot;;[.K7];&quot; &quot;;[.L7])" office:value-type="string" office:string-value="many partial stubborn wooden food" calcext:value-type="string">
            <text:p>many partial stubborn wooden food</text:p>
          </table:table-cell>
        </table:table-row>
        <table:table-row table:style-name="ro1">
          <table:table-cell office:value-type="string" calcext:value-type="string">
            <text:p>any</text:p>
          </table:table-cell>
          <table:table-cell office:value-type="string" calcext:value-type="string">
            <text:p>usual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emotional</text:p>
          </table:table-cell>
          <table:table-cell office:value-type="string" calcext:value-type="string">
            <text:p>plan</text:p>
          </table:table-cell>
          <table:table-cell table:number-columns-repeated="2"/>
          <table:table-cell table:formula="of:=INDEX([Sheet1.A$1:.A$999];RANDBETWEEN(1;ROWS([.A$1:.A$8])))" office:value-type="string" office:string-value="any" calcext:value-type="string">
            <text:p>any</text:p>
          </table:table-cell>
          <table:table-cell table:formula="of:=INDEX([Sheet1.B$1:.B$999];RANDBETWEEN(1;ROWS([.B$1:.B$27])))" office:value-type="string" office:string-value="perfect" calcext:value-type="string">
            <text:p>perfect</text:p>
          </table:table-cell>
          <table:table-cell table:formula="of:=INDEX([Sheet1.C$1:.C$999];RANDBETWEEN(1;ROWS([.C$1:.C$19])))" office:value-type="string" office:string-value="smart" calcext:value-type="string">
            <text:p>smart</text:p>
          </table:table-cell>
          <table:table-cell table:formula="of:=INDEX([Sheet1.D$1:.D$999];RANDBETWEEN(1;ROWS([.D$1:.D$12])))" office:value-type="string" office:string-value="nuclear" calcext:value-type="string">
            <text:p>nuclear</text:p>
          </table:table-cell>
          <table:table-cell table:formula="of:=INDEX([Sheet1.E$1:.E$999];RANDBETWEEN(1;ROWS([.E$1:.E$13])))" office:value-type="string" office:string-value="parade" calcext:value-type="string">
            <text:p>parade</text:p>
          </table:table-cell>
          <table:table-cell/>
          <table:table-cell table:formula="of:=CONCATENATE([.H8];&quot; &quot;;[.I8];&quot; &quot;;[.J8];&quot; &quot;;[.K8];&quot; &quot;;[.L8])" office:value-type="string" office:string-value="any perfect smart nuclear parade" calcext:value-type="string">
            <text:p>any perfect smart nuclear parade</text:p>
          </table:table-cell>
        </table:table-row>
        <table:table-row table:style-name="ro1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wealthy</text:p>
          </table:table-cell>
          <table:table-cell office:value-type="string" calcext:value-type="string">
            <text:p>preventative</text:p>
          </table:table-cell>
          <table:table-cell office:value-type="string" calcext:value-type="string">
            <text:p>parade</text:p>
          </table:table-cell>
          <table:table-cell table:number-columns-repeated="2"/>
          <table:table-cell table:formula="of:=INDEX([Sheet1.A$1:.A$999];RANDBETWEEN(1;ROWS([.A$1:.A$8])))" office:value-type="string" office:string-value="any" calcext:value-type="string">
            <text:p>any</text:p>
          </table:table-cell>
          <table:table-cell table:formula="of:=INDEX([Sheet1.B$1:.B$999];RANDBETWEEN(1;ROWS([.B$1:.B$27])))" office:value-type="string" office:string-value="next" calcext:value-type="string">
            <text:p>next</text:p>
          </table:table-cell>
          <table:table-cell table:formula="of:=INDEX([Sheet1.C$1:.C$999];RANDBETWEEN(1;ROWS([.C$1:.C$19])))" office:value-type="string" office:string-value="smart" calcext:value-type="string">
            <text:p>smart</text:p>
          </table:table-cell>
          <table:table-cell table:formula="of:=INDEX([Sheet1.D$1:.D$999];RANDBETWEEN(1;ROWS([.D$1:.D$12])))" office:value-type="string" office:string-value="federal" calcext:value-type="string">
            <text:p>federal</text:p>
          </table:table-cell>
          <table:table-cell table:formula="of:=INDEX([Sheet1.E$1:.E$999];RANDBETWEEN(1;ROWS([.E$1:.E$13])))" office:value-type="string" office:string-value="rock" calcext:value-type="string">
            <text:p>rock</text:p>
          </table:table-cell>
          <table:table-cell/>
          <table:table-cell table:formula="of:=CONCATENATE([.H9];&quot; &quot;;[.I9];&quot; &quot;;[.J9];&quot; &quot;;[.K9];&quot; &quot;;[.L9])" office:value-type="string" office:string-value="any next smart federal rock" calcext:value-type="string">
            <text:p>any next smart federal rock</text:p>
          </table:table-cell>
        </table:table-row>
        <table:table-row table:style-name="ro1">
          <table:table-cell/>
          <table:table-cell office:value-type="string" calcext:value-type="string">
            <text:p>important?</text:p>
          </table:table-cell>
          <table:table-cell office:value-type="string" calcext:value-type="string">
            <text:p>horrendous</text:p>
          </table:table-cell>
          <table:table-cell office:value-type="string" calcext:value-type="string">
            <text:p>wooden</text:p>
          </table:table-cell>
          <table:table-cell office:value-type="string" calcext:value-type="string">
            <text:p>one</text:p>
          </table:table-cell>
          <table:table-cell table:number-columns-repeated="2"/>
          <table:table-cell table:formula="of:=INDEX([Sheet1.A$1:.A$999];RANDBETWEEN(1;ROWS([.A$1:.A$8])))" office:value-type="string" office:string-value="many" calcext:value-type="string">
            <text:p>many</text:p>
          </table:table-cell>
          <table:table-cell table:formula="of:=INDEX([Sheet1.B$1:.B$999];RANDBETWEEN(1;ROWS([.B$1:.B$27])))" office:value-type="string" office:string-value="next" calcext:value-type="string">
            <text:p>next</text:p>
          </table:table-cell>
          <table:table-cell table:formula="of:=INDEX([Sheet1.C$1:.C$999];RANDBETWEEN(1;ROWS([.C$1:.C$19])))" office:value-type="string" office:string-value="hairy" calcext:value-type="string">
            <text:p>hairy</text:p>
          </table:table-cell>
          <table:table-cell table:formula="of:=INDEX([Sheet1.D$1:.D$999];RANDBETWEEN(1;ROWS([.D$1:.D$12])))" office:value-type="string" office:string-value="local" calcext:value-type="string">
            <text:p>local</text:p>
          </table:table-cell>
          <table:table-cell table:formula="of:=INDEX([Sheet1.E$1:.E$999];RANDBETWEEN(1;ROWS([.E$1:.E$13])))" office:value-type="string" office:string-value="plan" calcext:value-type="string">
            <text:p>plan</text:p>
          </table:table-cell>
          <table:table-cell/>
          <table:table-cell table:formula="of:=CONCATENATE([.H10];&quot; &quot;;[.I10];&quot; &quot;;[.J10];&quot; &quot;;[.K10];&quot; &quot;;[.L10])" office:value-type="string" office:string-value="many next hairy local plan" calcext:value-type="string">
            <text:p>many next hairy local plan</text:p>
          </table:table-cell>
        </table:table-row>
        <table:table-row table:style-name="ro1"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stubborn</text:p>
          </table:table-cell>
          <table:table-cell office:value-type="string" calcext:value-type="string">
            <text:p>nuclear</text:p>
          </table:table-cell>
          <table:table-cell office:value-type="string" calcext:value-type="string">
            <text:p>space</text:p>
          </table:table-cell>
          <table:table-cell table:number-columns-repeated="2"/>
          <table:table-cell table:formula="of:=INDEX([Sheet1.A$1:.A$999];RANDBETWEEN(1;ROWS([.A$1:.A$8])))" office:value-type="string" office:string-value="the" calcext:value-type="string">
            <text:p>the</text:p>
          </table:table-cell>
          <table:table-cell table:formula="of:=INDEX([Sheet1.B$1:.B$999];RANDBETWEEN(1;ROWS([.B$1:.B$27])))" office:value-type="string" office:string-value="average" calcext:value-type="string">
            <text:p>average</text:p>
          </table:table-cell>
          <table:table-cell table:formula="of:=INDEX([Sheet1.C$1:.C$999];RANDBETWEEN(1;ROWS([.C$1:.C$19])))" office:value-type="string" office:string-value="ugly" calcext:value-type="string">
            <text:p>ugly</text:p>
          </table:table-cell>
          <table:table-cell table:formula="of:=INDEX([Sheet1.D$1:.D$999];RANDBETWEEN(1;ROWS([.D$1:.D$12])))" office:value-type="string" office:string-value="emotional" calcext:value-type="string">
            <text:p>emotional</text:p>
          </table:table-cell>
          <table:table-cell table:formula="of:=INDEX([Sheet1.E$1:.E$999];RANDBETWEEN(1;ROWS([.E$1:.E$13])))" office:value-type="string" office:string-value="man" calcext:value-type="string">
            <text:p>man</text:p>
          </table:table-cell>
          <table:table-cell/>
          <table:table-cell table:formula="of:=CONCATENATE([.H11];&quot; &quot;;[.I11];&quot; &quot;;[.J11];&quot; &quot;;[.K11];&quot; &quot;;[.L11])" office:value-type="string" office:string-value="the average ugly emotional man" calcext:value-type="string">
            <text:p>the average ugly emotional man</text:p>
          </table:table-cell>
        </table:table-row>
        <table:table-row table:style-name="ro1">
          <table:table-cell/>
          <table:table-cell office:value-type="string" calcext:value-type="string">
            <text:p>pure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color</text:p>
          </table:table-cell>
          <table:table-cell table:number-columns-repeated="2"/>
          <table:table-cell table:formula="of:=INDEX([Sheet1.A$1:.A$999];RANDBETWEEN(1;ROWS([.A$1:.A$8])))" office:value-type="string" office:string-value="many" calcext:value-type="string">
            <text:p>many</text:p>
          </table:table-cell>
          <table:table-cell table:formula="of:=INDEX([Sheet1.B$1:.B$999];RANDBETWEEN(1;ROWS([.B$1:.B$27])))" office:value-type="string" office:string-value="correct" calcext:value-type="string">
            <text:p>correct</text:p>
          </table:table-cell>
          <table:table-cell table:formula="of:=INDEX([Sheet1.C$1:.C$999];RANDBETWEEN(1;ROWS([.C$1:.C$19])))" office:value-type="string" office:string-value="fast" calcext:value-type="string">
            <text:p>fast</text:p>
          </table:table-cell>
          <table:table-cell table:formula="of:=INDEX([Sheet1.D$1:.D$999];RANDBETWEEN(1;ROWS([.D$1:.D$12])))" office:value-type="string" office:string-value="religious" calcext:value-type="string">
            <text:p>religious</text:p>
          </table:table-cell>
          <table:table-cell table:formula="of:=INDEX([Sheet1.E$1:.E$999];RANDBETWEEN(1;ROWS([.E$1:.E$13])))" office:value-type="string" office:string-value="symbol" calcext:value-type="string">
            <text:p>symbol</text:p>
          </table:table-cell>
          <table:table-cell/>
          <table:table-cell table:formula="of:=CONCATENATE([.H12];&quot; &quot;;[.I12];&quot; &quot;;[.J12];&quot; &quot;;[.K12];&quot; &quot;;[.L12])" office:value-type="string" office:string-value="many correct fast religious symbol" calcext:value-type="string">
            <text:p>many correct fast religious symbol</text:p>
          </table:table-cell>
        </table:table-row>
        <table:table-row table:style-name="ro1">
          <table:table-cell/>
          <table:table-cell office:value-type="string" calcext:value-type="string">
            <text:p>permanent</text:p>
          </table:table-cell>
          <table:table-cell office:value-type="string" calcext:value-type="string">
            <text:p>round</text:p>
          </table:table-cell>
          <table:table-cell/>
          <table:table-cell office:value-type="string" calcext:value-type="string">
            <text:p>device</text:p>
          </table:table-cell>
          <table:table-cell table:number-columns-repeated="2"/>
          <table:table-cell table:formula="of:=INDEX([Sheet1.A$1:.A$999];RANDBETWEEN(1;ROWS([.A$1:.A$8])))" office:value-type="string" office:string-value="another" calcext:value-type="string">
            <text:p>another</text:p>
          </table:table-cell>
          <table:table-cell table:formula="of:=INDEX([Sheet1.B$1:.B$999];RANDBETWEEN(1;ROWS([.B$1:.B$27])))" office:value-type="string" office:string-value="possible" calcext:value-type="string">
            <text:p>possible</text:p>
          </table:table-cell>
          <table:table-cell table:formula="of:=INDEX([Sheet1.C$1:.C$999];RANDBETWEEN(1;ROWS([.C$1:.C$19])))" office:value-type="string" office:string-value="horrendous" calcext:value-type="string">
            <text:p>horrendous</text:p>
          </table:table-cell>
          <table:table-cell table:formula="of:=INDEX([Sheet1.D$1:.D$999];RANDBETWEEN(1;ROWS([.D$1:.D$12])))" office:value-type="string" office:string-value="emotional" calcext:value-type="string">
            <text:p>emotional</text:p>
          </table:table-cell>
          <table:table-cell table:formula="of:=INDEX([Sheet1.E$1:.E$999];RANDBETWEEN(1;ROWS([.E$1:.E$13])))" office:value-type="string" office:string-value="world" calcext:value-type="string">
            <text:p>world</text:p>
          </table:table-cell>
          <table:table-cell/>
          <table:table-cell table:formula="of:=CONCATENATE([.H13];&quot; &quot;;[.I13];&quot; &quot;;[.J13];&quot; &quot;;[.K13];&quot; &quot;;[.L13])" office:value-type="string" office:string-value="another possible horrendous emotional world" calcext:value-type="string">
            <text:p>another possible horrendous emotional world</text:p>
          </table:table-cell>
        </table:table-row>
        <table:table-row table:style-name="ro1">
          <table:table-cell/>
          <table:table-cell office:value-type="string" calcext:value-type="string">
            <text:p>original</text:p>
          </table:table-cell>
          <table:table-cell office:value-type="string" calcext:value-type="string">
            <text:p>lumpy</text:p>
          </table:table-cell>
          <table:table-cell table:number-columns-repeated="4"/>
          <table:table-cell table:formula="of:=INDEX([Sheet1.A$1:.A$999];RANDBETWEEN(1;ROWS([.A$1:.A$8])))" office:value-type="string" office:string-value="my" calcext:value-type="string">
            <text:p>my</text:p>
          </table:table-cell>
          <table:table-cell table:formula="of:=INDEX([Sheet1.B$1:.B$999];RANDBETWEEN(1;ROWS([.B$1:.B$27])))" office:value-type="string" office:string-value="identical" calcext:value-type="string">
            <text:p>identical</text:p>
          </table:table-cell>
          <table:table-cell table:formula="of:=INDEX([Sheet1.C$1:.C$999];RANDBETWEEN(1;ROWS([.C$1:.C$19])))" office:value-type="string" office:string-value="dangerous" calcext:value-type="string">
            <text:p>dangerous</text:p>
          </table:table-cell>
          <table:table-cell table:formula="of:=INDEX([Sheet1.D$1:.D$999];RANDBETWEEN(1;ROWS([.D$1:.D$12])))" office:value-type="string" office:string-value="federal" calcext:value-type="string">
            <text:p>federal</text:p>
          </table:table-cell>
          <table:table-cell table:formula="of:=INDEX([Sheet1.E$1:.E$999];RANDBETWEEN(1;ROWS([.E$1:.E$13])))" office:value-type="string" office:string-value="plan" calcext:value-type="string">
            <text:p>plan</text:p>
          </table:table-cell>
          <table:table-cell/>
          <table:table-cell table:formula="of:=CONCATENATE([.H14];&quot; &quot;;[.I14];&quot; &quot;;[.J14];&quot; &quot;;[.K14];&quot; &quot;;[.L14])" office:value-type="string" office:string-value="my identical dangerous federal plan" calcext:value-type="string">
            <text:p>my identical dangerous federal plan</text:p>
          </table:table-cell>
        </table:table-row>
        <table:table-row table:style-name="ro1">
          <table:table-cell/>
          <table:table-cell office:value-type="string" calcext:value-type="string">
            <text:p>partial</text:p>
          </table:table-cell>
          <table:table-cell office:value-type="string" calcext:value-type="string">
            <text:p>hairy</text:p>
          </table:table-cell>
          <table:table-cell table:number-columns-repeated="4"/>
          <table:table-cell table:formula="of:=INDEX([Sheet1.A$1:.A$999];RANDBETWEEN(1;ROWS([.A$1:.A$8])))" office:value-type="string" office:string-value="no" calcext:value-type="string">
            <text:p>no</text:p>
          </table:table-cell>
          <table:table-cell table:formula="of:=INDEX([Sheet1.B$1:.B$999];RANDBETWEEN(1;ROWS([.B$1:.B$27])))" office:value-type="string" office:string-value="occasional" calcext:value-type="string">
            <text:p>occasional</text:p>
          </table:table-cell>
          <table:table-cell table:formula="of:=INDEX([Sheet1.C$1:.C$999];RANDBETWEEN(1;ROWS([.C$1:.C$19])))" office:value-type="string" office:string-value="horrendous" calcext:value-type="string">
            <text:p>horrendous</text:p>
          </table:table-cell>
          <table:table-cell table:formula="of:=INDEX([Sheet1.D$1:.D$999];RANDBETWEEN(1;ROWS([.D$1:.D$12])))" office:value-type="string" office:string-value="electric" calcext:value-type="string">
            <text:p>electric</text:p>
          </table:table-cell>
          <table:table-cell table:formula="of:=INDEX([Sheet1.E$1:.E$999];RANDBETWEEN(1;ROWS([.E$1:.E$13])))" office:value-type="string" office:string-value="color" calcext:value-type="string">
            <text:p>color</text:p>
          </table:table-cell>
          <table:table-cell/>
          <table:table-cell table:formula="of:=CONCATENATE([.H15];&quot; &quot;;[.I15];&quot; &quot;;[.J15];&quot; &quot;;[.K15];&quot; &quot;;[.L15])" office:value-type="string" office:string-value="no occasional horrendous electric color" calcext:value-type="string">
            <text:p>no occasional horrendous electric color</text:p>
          </table:table-cell>
        </table:table-row>
        <table:table-row table:style-name="ro1">
          <table:table-cell/>
          <table:table-cell office:value-type="string" calcext:value-type="string">
            <text:p>major</text:p>
          </table:table-cell>
          <table:table-cell office:value-type="string" calcext:value-type="string">
            <text:p>old</text:p>
          </table:table-cell>
          <table:table-cell table:number-columns-repeated="4"/>
          <table:table-cell table:formula="of:=INDEX([Sheet1.A$1:.A$999];RANDBETWEEN(1;ROWS([.A$1:.A$8])))" office:value-type="string" office:string-value="my" calcext:value-type="string">
            <text:p>my</text:p>
          </table:table-cell>
          <table:table-cell table:formula="of:=INDEX([Sheet1.B$1:.B$999];RANDBETWEEN(1;ROWS([.B$1:.B$27])))" office:value-type="string" office:string-value="occasional" calcext:value-type="string">
            <text:p>occasional</text:p>
          </table:table-cell>
          <table:table-cell table:formula="of:=INDEX([Sheet1.C$1:.C$999];RANDBETWEEN(1;ROWS([.C$1:.C$19])))" office:value-type="string" office:string-value="old" calcext:value-type="string">
            <text:p>old</text:p>
          </table:table-cell>
          <table:table-cell table:formula="of:=INDEX([Sheet1.D$1:.D$999];RANDBETWEEN(1;ROWS([.D$1:.D$12])))" office:value-type="string" office:string-value="medical" calcext:value-type="string">
            <text:p>medical</text:p>
          </table:table-cell>
          <table:table-cell table:formula="of:=INDEX([Sheet1.E$1:.E$999];RANDBETWEEN(1;ROWS([.E$1:.E$13])))" office:value-type="string" office:string-value="food" calcext:value-type="string">
            <text:p>food</text:p>
          </table:table-cell>
          <table:table-cell/>
          <table:table-cell table:formula="of:=CONCATENATE([.H16];&quot; &quot;;[.I16];&quot; &quot;;[.J16];&quot; &quot;;[.K16];&quot; &quot;;[.L16])" office:value-type="string" office:string-value="my occasional old medical food" calcext:value-type="string">
            <text:p>my occasional old medical food</text:p>
          </table:table-cell>
        </table:table-row>
        <table:table-row table:style-name="ro1">
          <table:table-cell/>
          <table:table-cell office:value-type="string" calcext:value-type="string">
            <text:p>same</text:p>
          </table:table-cell>
          <table:table-cell office:value-type="string" calcext:value-type="string">
            <text:p>emotional</text:p>
          </table:table-cell>
          <table:table-cell table:number-columns-repeated="4"/>
          <table:table-cell table:formula="of:=INDEX([Sheet1.A$1:.A$999];RANDBETWEEN(1;ROWS([.A$1:.A$8])))" office:value-type="string" office:string-value="the" calcext:value-type="string">
            <text:p>the</text:p>
          </table:table-cell>
          <table:table-cell table:formula="of:=INDEX([Sheet1.B$1:.B$999];RANDBETWEEN(1;ROWS([.B$1:.B$27])))" office:value-type="string" office:string-value="occasional" calcext:value-type="string">
            <text:p>occasional</text:p>
          </table:table-cell>
          <table:table-cell table:formula="of:=INDEX([Sheet1.C$1:.C$999];RANDBETWEEN(1;ROWS([.C$1:.C$19])))" office:value-type="string" office:string-value="round" calcext:value-type="string">
            <text:p>round</text:p>
          </table:table-cell>
          <table:table-cell table:formula="of:=INDEX([Sheet1.D$1:.D$999];RANDBETWEEN(1;ROWS([.D$1:.D$12])))" office:value-type="string" office:string-value="electric" calcext:value-type="string">
            <text:p>electric</text:p>
          </table:table-cell>
          <table:table-cell table:formula="of:=INDEX([Sheet1.E$1:.E$999];RANDBETWEEN(1;ROWS([.E$1:.E$13])))" office:value-type="string" office:string-value="rock" calcext:value-type="string">
            <text:p>rock</text:p>
          </table:table-cell>
          <table:table-cell/>
          <table:table-cell table:formula="of:=CONCATENATE([.H17];&quot; &quot;;[.I17];&quot; &quot;;[.J17];&quot; &quot;;[.K17];&quot; &quot;;[.L17])" office:value-type="string" office:string-value="the occasional round electric rock" calcext:value-type="string">
            <text:p>the occasional round electric rock</text:p>
          </table:table-cell>
        </table:table-row>
        <table:table-row table:style-name="ro1"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lovely</text:p>
          </table:table-cell>
          <table:table-cell table:number-columns-repeated="4"/>
          <table:table-cell table:formula="of:=INDEX([Sheet1.A$1:.A$999];RANDBETWEEN(1;ROWS([.A$1:.A$8])))" office:value-type="string" office:string-value="the" calcext:value-type="string">
            <text:p>the</text:p>
          </table:table-cell>
          <table:table-cell table:formula="of:=INDEX([Sheet1.B$1:.B$999];RANDBETWEEN(1;ROWS([.B$1:.B$27])))" office:value-type="string" office:string-value="important?" calcext:value-type="string">
            <text:p>important?</text:p>
          </table:table-cell>
          <table:table-cell table:formula="of:=INDEX([Sheet1.C$1:.C$999];RANDBETWEEN(1;ROWS([.C$1:.C$19])))" office:value-type="string" office:string-value="broken" calcext:value-type="string">
            <text:p>broken</text:p>
          </table:table-cell>
          <table:table-cell table:formula="of:=INDEX([Sheet1.D$1:.D$999];RANDBETWEEN(1;ROWS([.D$1:.D$12])))" office:value-type="string" office:string-value="emotional" calcext:value-type="string">
            <text:p>emotional</text:p>
          </table:table-cell>
          <table:table-cell table:formula="of:=INDEX([Sheet1.E$1:.E$999];RANDBETWEEN(1;ROWS([.E$1:.E$13])))" office:value-type="string" office:string-value="tree" calcext:value-type="string">
            <text:p>tree</text:p>
          </table:table-cell>
          <table:table-cell/>
          <table:table-cell table:formula="of:=CONCATENATE([.H18];&quot; &quot;;[.I18];&quot; &quot;;[.J18];&quot; &quot;;[.K18];&quot; &quot;;[.L18])" office:value-type="string" office:string-value="the important? broken emotional tree" calcext:value-type="string">
            <text:p>the important? broken emotional tree</text:p>
          </table:table-cell>
        </table:table-row>
        <table:table-row table:style-name="ro1">
          <table:table-cell/>
          <table:table-cell office:value-type="string" calcext:value-type="string">
            <text:p>extra</text:p>
          </table:table-cell>
          <table:table-cell office:value-type="string" calcext:value-type="string">
            <text:p>generous</text:p>
          </table:table-cell>
          <table:table-cell table:number-columns-repeated="4"/>
          <table:table-cell table:formula="of:=INDEX([Sheet1.A$1:.A$999];RANDBETWEEN(1;ROWS([.A$1:.A$8])))" office:value-type="string" office:string-value="the" calcext:value-type="string">
            <text:p>the</text:p>
          </table:table-cell>
          <table:table-cell table:formula="of:=INDEX([Sheet1.B$1:.B$999];RANDBETWEEN(1;ROWS([.B$1:.B$27])))" office:value-type="string" office:string-value="first" calcext:value-type="string">
            <text:p>first</text:p>
          </table:table-cell>
          <table:table-cell table:formula="of:=INDEX([Sheet1.C$1:.C$999];RANDBETWEEN(1;ROWS([.C$1:.C$19])))" office:value-type="string" office:string-value="emotional" calcext:value-type="string">
            <text:p>emotional</text:p>
          </table:table-cell>
          <table:table-cell table:formula="of:=INDEX([Sheet1.D$1:.D$999];RANDBETWEEN(1;ROWS([.D$1:.D$12])))" office:value-type="string" office:string-value="federal" calcext:value-type="string">
            <text:p>federal</text:p>
          </table:table-cell>
          <table:table-cell table:formula="of:=INDEX([Sheet1.E$1:.E$999];RANDBETWEEN(1;ROWS([.E$1:.E$13])))" office:value-type="string" office:string-value="space" calcext:value-type="string">
            <text:p>space</text:p>
          </table:table-cell>
          <table:table-cell/>
          <table:table-cell table:formula="of:=CONCATENATE([.H19];&quot; &quot;;[.I19];&quot; &quot;;[.J19];&quot; &quot;;[.K19];&quot; &quot;;[.L19])" office:value-type="string" office:string-value="the first emotional federal space" calcext:value-type="string">
            <text:p>the first emotional federal space</text:p>
          </table:table-cell>
        </table:table-row>
        <table:table-row table:style-name="ro1">
          <table:table-cell/>
          <table:table-cell office:value-type="string" calcext:value-type="string">
            <text:p>only</text:p>
          </table:table-cell>
          <table:table-cell table:number-columns-repeated="5"/>
          <table:table-cell table:formula="of:=INDEX([Sheet1.A$1:.A$999];RANDBETWEEN(1;ROWS([.A$1:.A$8])))" office:value-type="string" office:string-value="any" calcext:value-type="string">
            <text:p>any</text:p>
          </table:table-cell>
          <table:table-cell table:formula="of:=INDEX([Sheet1.B$1:.B$999];RANDBETWEEN(1;ROWS([.B$1:.B$27])))" office:value-type="string" office:string-value="different" calcext:value-type="string">
            <text:p>different</text:p>
          </table:table-cell>
          <table:table-cell table:formula="of:=INDEX([Sheet1.C$1:.C$999];RANDBETWEEN(1;ROWS([.C$1:.C$19])))" office:value-type="string" office:string-value="friendly" calcext:value-type="string">
            <text:p>friendly</text:p>
          </table:table-cell>
          <table:table-cell table:formula="of:=INDEX([Sheet1.D$1:.D$999];RANDBETWEEN(1;ROWS([.D$1:.D$12])))" office:value-type="string" office:string-value="religious" calcext:value-type="string">
            <text:p>religious</text:p>
          </table:table-cell>
          <table:table-cell table:formula="of:=INDEX([Sheet1.E$1:.E$999];RANDBETWEEN(1;ROWS([.E$1:.E$13])))" office:value-type="string" office:string-value="world" calcext:value-type="string">
            <text:p>world</text:p>
          </table:table-cell>
          <table:table-cell/>
          <table:table-cell table:formula="of:=CONCATENATE([.H20];&quot; &quot;;[.I20];&quot; &quot;;[.J20];&quot; &quot;;[.K20];&quot; &quot;;[.L20])" office:value-type="string" office:string-value="any different friendly religious world" calcext:value-type="string">
            <text:p>any different friendly religious world</text:p>
          </table:table-cell>
        </table:table-row>
        <table:table-row table:style-name="ro1">
          <table:table-cell/>
          <table:table-cell office:value-type="string" calcext:value-type="string">
            <text:p>next</text:p>
          </table:table-cell>
          <table:table-cell table:number-columns-repeated="5"/>
          <table:table-cell table:formula="of:=INDEX([Sheet1.A$1:.A$999];RANDBETWEEN(1;ROWS([.A$1:.A$8])))" office:value-type="string" office:string-value="those" calcext:value-type="string">
            <text:p>those</text:p>
          </table:table-cell>
          <table:table-cell table:formula="of:=INDEX([Sheet1.B$1:.B$999];RANDBETWEEN(1;ROWS([.B$1:.B$27])))" office:value-type="string" office:string-value="different" calcext:value-type="string">
            <text:p>different</text:p>
          </table:table-cell>
          <table:table-cell table:formula="of:=INDEX([Sheet1.C$1:.C$999];RANDBETWEEN(1;ROWS([.C$1:.C$19])))" office:value-type="string" office:string-value="friendly" calcext:value-type="string">
            <text:p>friendly</text:p>
          </table:table-cell>
          <table:table-cell table:formula="of:=INDEX([Sheet1.D$1:.D$999];RANDBETWEEN(1;ROWS([.D$1:.D$12])))" office:value-type="string" office:string-value="religious" calcext:value-type="string">
            <text:p>religious</text:p>
          </table:table-cell>
          <table:table-cell table:formula="of:=INDEX([Sheet1.E$1:.E$999];RANDBETWEEN(1;ROWS([.E$1:.E$13])))" office:value-type="string" office:string-value="house" calcext:value-type="string">
            <text:p>house</text:p>
          </table:table-cell>
          <table:table-cell/>
          <table:table-cell table:formula="of:=CONCATENATE([.H21];&quot; &quot;;[.I21];&quot; &quot;;[.J21];&quot; &quot;;[.K21];&quot; &quot;;[.L21])" office:value-type="string" office:string-value="those different friendly religious house" calcext:value-type="string">
            <text:p>those different friendly religious house</text:p>
          </table:table-cell>
        </table:table-row>
        <table:table-row table:style-name="ro1">
          <table:table-cell/>
          <table:table-cell office:value-type="string" calcext:value-type="string">
            <text:p>first</text:p>
          </table:table-cell>
          <table:table-cell office:value-type="string" calcext:value-type="string">
            <text:p>native</text:p>
          </table:table-cell>
          <table:table-cell table:number-columns-repeated="4"/>
          <table:table-cell table:formula="of:=INDEX([Sheet1.A$1:.A$999];RANDBETWEEN(1;ROWS([.A$1:.A$8])))" office:value-type="string" office:string-value="a" calcext:value-type="string">
            <text:p>a</text:p>
          </table:table-cell>
          <table:table-cell table:formula="of:=INDEX([Sheet1.B$1:.B$999];RANDBETWEEN(1;ROWS([.B$1:.B$27])))" office:value-type="string" office:string-value="original" calcext:value-type="string">
            <text:p>original</text:p>
          </table:table-cell>
          <table:table-cell table:formula="of:=INDEX([Sheet1.C$1:.C$999];RANDBETWEEN(1;ROWS([.C$1:.C$19])))" office:value-type="string" office:string-value="friendly" calcext:value-type="string">
            <text:p>friendly</text:p>
          </table:table-cell>
          <table:table-cell table:formula="of:=INDEX([Sheet1.D$1:.D$999];RANDBETWEEN(1;ROWS([.D$1:.D$12])))" office:value-type="string" office:string-value="federal" calcext:value-type="string">
            <text:p>federal</text:p>
          </table:table-cell>
          <table:table-cell table:formula="of:=INDEX([Sheet1.E$1:.E$999];RANDBETWEEN(1;ROWS([.E$1:.E$13])))" office:value-type="string" office:string-value="one" calcext:value-type="string">
            <text:p>one</text:p>
          </table:table-cell>
          <table:table-cell/>
          <table:table-cell table:formula="of:=CONCATENATE([.H22];&quot; &quot;;[.I22];&quot; &quot;;[.J22];&quot; &quot;;[.K22];&quot; &quot;;[.L22])" office:value-type="string" office:string-value="a original friendly federal one" calcext:value-type="string">
            <text:p>a original friendly federal one</text:p>
          </table:table-cell>
        </table:table-row>
        <table:table-row table:style-name="ro1">
          <table:table-cell/>
          <table:table-cell office:value-type="string" calcext:value-type="string">
            <text:p>possible</text:p>
          </table:table-cell>
          <table:table-cell table:number-columns-repeated="5"/>
          <table:table-cell table:formula="of:=INDEX([Sheet1.A$1:.A$999];RANDBETWEEN(1;ROWS([.A$1:.A$8])))" office:value-type="string" office:string-value="many" calcext:value-type="string">
            <text:p>many</text:p>
          </table:table-cell>
          <table:table-cell table:formula="of:=INDEX([Sheet1.B$1:.B$999];RANDBETWEEN(1;ROWS([.B$1:.B$27])))" office:value-type="string" office:string-value="rare" calcext:value-type="string">
            <text:p>rare</text:p>
          </table:table-cell>
          <table:table-cell table:formula="of:=INDEX([Sheet1.C$1:.C$999];RANDBETWEEN(1;ROWS([.C$1:.C$19])))" office:value-type="string" office:string-value="yellow" calcext:value-type="string">
            <text:p>yellow</text:p>
          </table:table-cell>
          <table:table-cell table:formula="of:=INDEX([Sheet1.D$1:.D$999];RANDBETWEEN(1;ROWS([.D$1:.D$12])))" office:value-type="string" office:string-value="nuclear" calcext:value-type="string">
            <text:p>nuclear</text:p>
          </table:table-cell>
          <table:table-cell table:formula="of:=INDEX([Sheet1.E$1:.E$999];RANDBETWEEN(1;ROWS([.E$1:.E$13])))" office:value-type="string" office:string-value="space" calcext:value-type="string">
            <text:p>space</text:p>
          </table:table-cell>
          <table:table-cell/>
          <table:table-cell table:formula="of:=CONCATENATE([.H23];&quot; &quot;;[.I23];&quot; &quot;;[.J23];&quot; &quot;;[.K23];&quot; &quot;;[.L23])" office:value-type="string" office:string-value="many rare yellow nuclear space" calcext:value-type="string">
            <text:p>many rare yellow nuclear space</text:p>
          </table:table-cell>
        </table:table-row>
        <table:table-row table:style-name="ro1">
          <table:table-cell/>
          <table:table-cell office:value-type="string" calcext:value-type="string">
            <text:p>occasional</text:p>
          </table:table-cell>
          <table:table-cell table:number-columns-repeated="5"/>
          <table:table-cell table:formula="of:=INDEX([Sheet1.A$1:.A$999];RANDBETWEEN(1;ROWS([.A$1:.A$8])))" office:value-type="string" office:string-value="a" calcext:value-type="string">
            <text:p>a</text:p>
          </table:table-cell>
          <table:table-cell table:formula="of:=INDEX([Sheet1.B$1:.B$999];RANDBETWEEN(1;ROWS([.B$1:.B$27])))" office:value-type="string" office:string-value="partial" calcext:value-type="string">
            <text:p>partial</text:p>
          </table:table-cell>
          <table:table-cell table:formula="of:=INDEX([Sheet1.C$1:.C$999];RANDBETWEEN(1;ROWS([.C$1:.C$19])))" office:value-type="string" office:string-value="broken" calcext:value-type="string">
            <text:p>broken</text:p>
          </table:table-cell>
          <table:table-cell table:formula="of:=INDEX([Sheet1.D$1:.D$999];RANDBETWEEN(1;ROWS([.D$1:.D$12])))" office:value-type="string" office:string-value="public" calcext:value-type="string">
            <text:p>public</text:p>
          </table:table-cell>
          <table:table-cell table:formula="of:=INDEX([Sheet1.E$1:.E$999];RANDBETWEEN(1;ROWS([.E$1:.E$13])))" office:value-type="string" office:string-value="world" calcext:value-type="string">
            <text:p>world</text:p>
          </table:table-cell>
          <table:table-cell/>
          <table:table-cell table:formula="of:=CONCATENATE([.H24];&quot; &quot;;[.I24];&quot; &quot;;[.J24];&quot; &quot;;[.K24];&quot; &quot;;[.L24])" office:value-type="string" office:string-value="a partial broken public world" calcext:value-type="string">
            <text:p>a partial broken public world</text:p>
          </table:table-cell>
        </table:table-row>
        <table:table-row table:style-name="ro1">
          <table:table-cell/>
          <table:table-cell office:value-type="string" calcext:value-type="string">
            <text:p>lone</text:p>
          </table:table-cell>
          <table:table-cell table:number-columns-repeated="5"/>
          <table:table-cell table:formula="of:=INDEX([Sheet1.A$1:.A$999];RANDBETWEEN(1;ROWS([.A$1:.A$8])))" office:value-type="string" office:string-value="the" calcext:value-type="string">
            <text:p>the</text:p>
          </table:table-cell>
          <table:table-cell table:formula="of:=INDEX([Sheet1.B$1:.B$999];RANDBETWEEN(1;ROWS([.B$1:.B$27])))" office:value-type="string" office:string-value="only" calcext:value-type="string">
            <text:p>only</text:p>
          </table:table-cell>
          <table:table-cell table:formula="of:=INDEX([Sheet1.C$1:.C$999];RANDBETWEEN(1;ROWS([.C$1:.C$19])))" office:value-type="string" office:string-value="broken" calcext:value-type="string">
            <text:p>broken</text:p>
          </table:table-cell>
          <table:table-cell table:formula="of:=INDEX([Sheet1.D$1:.D$999];RANDBETWEEN(1;ROWS([.D$1:.D$12])))" office:value-type="string" office:string-value="medical" calcext:value-type="string">
            <text:p>medical</text:p>
          </table:table-cell>
          <table:table-cell table:formula="of:=INDEX([Sheet1.E$1:.E$999];RANDBETWEEN(1;ROWS([.E$1:.E$13])))" office:value-type="string" office:string-value="tree" calcext:value-type="string">
            <text:p>tree</text:p>
          </table:table-cell>
          <table:table-cell/>
          <table:table-cell table:formula="of:=CONCATENATE([.H25];&quot; &quot;;[.I25];&quot; &quot;;[.J25];&quot; &quot;;[.K25];&quot; &quot;;[.L25])" office:value-type="string" office:string-value="the only broken medical tree" calcext:value-type="string">
            <text:p>the only broken medical tree</text:p>
          </table:table-cell>
        </table:table-row>
        <table:table-row table:style-name="ro1">
          <table:table-cell/>
          <table:table-cell office:value-type="string" calcext:value-type="string">
            <text:p>identical</text:p>
          </table:table-cell>
          <table:table-cell table:number-columns-repeated="5"/>
          <table:table-cell table:formula="of:=INDEX([Sheet1.A$1:.A$999];RANDBETWEEN(1;ROWS([.A$1:.A$8])))" office:value-type="string" office:string-value="any" calcext:value-type="string">
            <text:p>any</text:p>
          </table:table-cell>
          <table:table-cell table:formula="of:=INDEX([Sheet1.B$1:.B$999];RANDBETWEEN(1;ROWS([.B$1:.B$27])))" office:value-type="string" office:string-value="same" calcext:value-type="string">
            <text:p>same</text:p>
          </table:table-cell>
          <table:table-cell table:formula="of:=INDEX([Sheet1.C$1:.C$999];RANDBETWEEN(1;ROWS([.C$1:.C$19])))" office:value-type="string" office:string-value="old" calcext:value-type="string">
            <text:p>old</text:p>
          </table:table-cell>
          <table:table-cell table:formula="of:=INDEX([Sheet1.D$1:.D$999];RANDBETWEEN(1;ROWS([.D$1:.D$12])))" office:value-type="string" office:string-value="emotional" calcext:value-type="string">
            <text:p>emotional</text:p>
          </table:table-cell>
          <table:table-cell table:formula="of:=INDEX([Sheet1.E$1:.E$999];RANDBETWEEN(1;ROWS([.E$1:.E$13])))" office:value-type="string" office:string-value="food" calcext:value-type="string">
            <text:p>food</text:p>
          </table:table-cell>
          <table:table-cell/>
          <table:table-cell table:formula="of:=CONCATENATE([.H26];&quot; &quot;;[.I26];&quot; &quot;;[.J26];&quot; &quot;;[.K26];&quot; &quot;;[.L26])" office:value-type="string" office:string-value="any same old emotional food" calcext:value-type="string">
            <text:p>any same old emotional food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no" calcext:value-type="string">
            <text:p>no</text:p>
          </table:table-cell>
          <table:table-cell table:formula="of:=INDEX([Sheet1.B$1:.B$999];RANDBETWEEN(1;ROWS([.B$1:.B$27])))" office:value-type="string" office:string-value="important?" calcext:value-type="string">
            <text:p>important?</text:p>
          </table:table-cell>
          <table:table-cell table:formula="of:=INDEX([Sheet1.C$1:.C$999];RANDBETWEEN(1;ROWS([.C$1:.C$19])))" office:value-type="string" office:string-value="old" calcext:value-type="string">
            <text:p>old</text:p>
          </table:table-cell>
          <table:table-cell table:formula="of:=INDEX([Sheet1.D$1:.D$999];RANDBETWEEN(1;ROWS([.D$1:.D$12])))" office:value-type="string" office:string-value="religious" calcext:value-type="string">
            <text:p>religious</text:p>
          </table:table-cell>
          <table:table-cell table:formula="of:=INDEX([Sheet1.E$1:.E$999];RANDBETWEEN(1;ROWS([.E$1:.E$13])))" office:value-type="string" office:string-value="one" calcext:value-type="string">
            <text:p>one</text:p>
          </table:table-cell>
          <table:table-cell/>
          <table:table-cell table:formula="of:=CONCATENATE([.H27];&quot; &quot;;[.I27];&quot; &quot;;[.J27];&quot; &quot;;[.K27];&quot; &quot;;[.L27])" office:value-type="string" office:string-value="no important? old religious one" calcext:value-type="string">
            <text:p>no important? old religious one</text:p>
          </table:table-cell>
        </table:table-row>
        <table:table-row table:style-name="ro2">
          <table:table-cell table:number-columns-repeated="7"/>
          <table:table-cell table:formula="of:=INDEX([Sheet1.A$1:.A$999];RANDBETWEEN(1;ROWS([.A$1:.A$8])))" office:value-type="string" office:string-value="those" calcext:value-type="string">
            <text:p>those</text:p>
          </table:table-cell>
          <table:table-cell table:formula="of:=INDEX([Sheet1.B$1:.B$999];RANDBETWEEN(1;ROWS([.B$1:.B$27])))" office:value-type="string" office:string-value="only" calcext:value-type="string">
            <text:p>only</text:p>
          </table:table-cell>
          <table:table-cell table:formula="of:=INDEX([Sheet1.C$1:.C$999];RANDBETWEEN(1;ROWS([.C$1:.C$19])))" office:value-type="string" office:string-value="lumpy" calcext:value-type="string">
            <text:p>lumpy</text:p>
          </table:table-cell>
          <table:table-cell table:formula="of:=INDEX([Sheet1.D$1:.D$999];RANDBETWEEN(1;ROWS([.D$1:.D$12])))" office:value-type="string" office:string-value="medical" calcext:value-type="string">
            <text:p>medical</text:p>
          </table:table-cell>
          <table:table-cell table:formula="of:=INDEX([Sheet1.E$1:.E$999];RANDBETWEEN(1;ROWS([.E$1:.E$13])))" office:value-type="string" office:string-value="rock" calcext:value-type="string">
            <text:p>rock</text:p>
          </table:table-cell>
          <table:table-cell/>
          <table:table-cell table:formula="of:=CONCATENATE([.H28];&quot; &quot;;[.I28];&quot; &quot;;[.J28];&quot; &quot;;[.K28];&quot; &quot;;[.L28])" office:value-type="string" office:string-value="those only lumpy medical rock" calcext:value-type="string">
            <text:p>those only lumpy medical rock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a" calcext:value-type="string">
            <text:p>a</text:p>
          </table:table-cell>
          <table:table-cell table:formula="of:=INDEX([Sheet1.B$1:.B$999];RANDBETWEEN(1;ROWS([.B$1:.B$27])))" office:value-type="string" office:string-value="important?" calcext:value-type="string">
            <text:p>important?</text:p>
          </table:table-cell>
          <table:table-cell table:formula="of:=INDEX([Sheet1.C$1:.C$999];RANDBETWEEN(1;ROWS([.C$1:.C$19])))" office:value-type="string" office:string-value="round" calcext:value-type="string">
            <text:p>round</text:p>
          </table:table-cell>
          <table:table-cell table:formula="of:=INDEX([Sheet1.D$1:.D$999];RANDBETWEEN(1;ROWS([.D$1:.D$12])))" office:value-type="string" office:string-value="local" calcext:value-type="string">
            <text:p>local</text:p>
          </table:table-cell>
          <table:table-cell table:formula="of:=INDEX([Sheet1.E$1:.E$999];RANDBETWEEN(1;ROWS([.E$1:.E$13])))" office:value-type="string" office:string-value="one" calcext:value-type="string">
            <text:p>one</text:p>
          </table:table-cell>
          <table:table-cell/>
          <table:table-cell table:formula="of:=CONCATENATE([.H29];&quot; &quot;;[.I29];&quot; &quot;;[.J29];&quot; &quot;;[.K29];&quot; &quot;;[.L29])" office:value-type="string" office:string-value="a important? round local one" calcext:value-type="string">
            <text:p>a important? round local one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another" calcext:value-type="string">
            <text:p>another</text:p>
          </table:table-cell>
          <table:table-cell table:formula="of:=INDEX([Sheet1.B$1:.B$999];RANDBETWEEN(1;ROWS([.B$1:.B$27])))" office:value-type="string" office:string-value="important?" calcext:value-type="string">
            <text:p>important?</text:p>
          </table:table-cell>
          <table:table-cell table:formula="of:=INDEX([Sheet1.C$1:.C$999];RANDBETWEEN(1;ROWS([.C$1:.C$19])))" office:value-type="string" office:string-value="stubborn" calcext:value-type="string">
            <text:p>stubborn</text:p>
          </table:table-cell>
          <table:table-cell table:formula="of:=INDEX([Sheet1.D$1:.D$999];RANDBETWEEN(1;ROWS([.D$1:.D$12])))" office:value-type="string" office:string-value="Canadian" calcext:value-type="string">
            <text:p>Canadian</text:p>
          </table:table-cell>
          <table:table-cell table:formula="of:=INDEX([Sheet1.E$1:.E$999];RANDBETWEEN(1;ROWS([.E$1:.E$13])))" office:value-type="string" office:string-value="world" calcext:value-type="string">
            <text:p>world</text:p>
          </table:table-cell>
          <table:table-cell/>
          <table:table-cell table:formula="of:=CONCATENATE([.H30];&quot; &quot;;[.I30];&quot; &quot;;[.J30];&quot; &quot;;[.K30];&quot; &quot;;[.L30])" office:value-type="string" office:string-value="another important? stubborn Canadian world" calcext:value-type="string">
            <text:p>another important? stubborn Canadian world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my" calcext:value-type="string">
            <text:p>my</text:p>
          </table:table-cell>
          <table:table-cell table:formula="of:=INDEX([Sheet1.B$1:.B$999];RANDBETWEEN(1;ROWS([.B$1:.B$27])))" office:value-type="string" office:string-value="other" calcext:value-type="string">
            <text:p>other</text:p>
          </table:table-cell>
          <table:table-cell table:formula="of:=INDEX([Sheet1.C$1:.C$999];RANDBETWEEN(1;ROWS([.C$1:.C$19])))" office:value-type="string" office:string-value="emotional" calcext:value-type="string">
            <text:p>emotional</text:p>
          </table:table-cell>
          <table:table-cell table:formula="of:=INDEX([Sheet1.D$1:.D$999];RANDBETWEEN(1;ROWS([.D$1:.D$12])))" office:value-type="string" office:string-value="medical" calcext:value-type="string">
            <text:p>medical</text:p>
          </table:table-cell>
          <table:table-cell table:formula="of:=INDEX([Sheet1.E$1:.E$999];RANDBETWEEN(1;ROWS([.E$1:.E$13])))" office:value-type="string" office:string-value="symbol" calcext:value-type="string">
            <text:p>symbol</text:p>
          </table:table-cell>
          <table:table-cell/>
          <table:table-cell table:formula="of:=CONCATENATE([.H31];&quot; &quot;;[.I31];&quot; &quot;;[.J31];&quot; &quot;;[.K31];&quot; &quot;;[.L31])" office:value-type="string" office:string-value="my other emotional medical symbol" calcext:value-type="string">
            <text:p>my other emotional medical symbol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another" calcext:value-type="string">
            <text:p>another</text:p>
          </table:table-cell>
          <table:table-cell table:formula="of:=INDEX([Sheet1.B$1:.B$999];RANDBETWEEN(1;ROWS([.B$1:.B$27])))" office:value-type="string" office:string-value="partial" calcext:value-type="string">
            <text:p>partial</text:p>
          </table:table-cell>
          <table:table-cell table:formula="of:=INDEX([Sheet1.C$1:.C$999];RANDBETWEEN(1;ROWS([.C$1:.C$19])))" office:value-type="string" office:string-value="yellow" calcext:value-type="string">
            <text:p>yellow</text:p>
          </table:table-cell>
          <table:table-cell table:formula="of:=INDEX([Sheet1.D$1:.D$999];RANDBETWEEN(1;ROWS([.D$1:.D$12])))" office:value-type="string" office:string-value="public" calcext:value-type="string">
            <text:p>public</text:p>
          </table:table-cell>
          <table:table-cell table:formula="of:=INDEX([Sheet1.E$1:.E$999];RANDBETWEEN(1;ROWS([.E$1:.E$13])))" office:value-type="string" office:string-value="device" calcext:value-type="string">
            <text:p>device</text:p>
          </table:table-cell>
          <table:table-cell/>
          <table:table-cell table:formula="of:=CONCATENATE([.H32];&quot; &quot;;[.I32];&quot; &quot;;[.J32];&quot; &quot;;[.K32];&quot; &quot;;[.L32])" office:value-type="string" office:string-value="another partial yellow public device" calcext:value-type="string">
            <text:p>another partial yellow public device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a" calcext:value-type="string">
            <text:p>a</text:p>
          </table:table-cell>
          <table:table-cell table:formula="of:=INDEX([Sheet1.B$1:.B$999];RANDBETWEEN(1;ROWS([.B$1:.B$27])))" office:value-type="string" office:string-value="other" calcext:value-type="string">
            <text:p>other</text:p>
          </table:table-cell>
          <table:table-cell table:formula="of:=INDEX([Sheet1.C$1:.C$999];RANDBETWEEN(1;ROWS([.C$1:.C$19])))" office:value-type="string" office:string-value="friendly" calcext:value-type="string">
            <text:p>friendly</text:p>
          </table:table-cell>
          <table:table-cell table:formula="of:=INDEX([Sheet1.D$1:.D$999];RANDBETWEEN(1;ROWS([.D$1:.D$12])))" office:value-type="string" office:string-value="electric" calcext:value-type="string">
            <text:p>electric</text:p>
          </table:table-cell>
          <table:table-cell table:formula="of:=INDEX([Sheet1.E$1:.E$999];RANDBETWEEN(1;ROWS([.E$1:.E$13])))" office:value-type="string" office:string-value="world" calcext:value-type="string">
            <text:p>world</text:p>
          </table:table-cell>
          <table:table-cell/>
          <table:table-cell table:formula="of:=CONCATENATE([.H33];&quot; &quot;;[.I33];&quot; &quot;;[.J33];&quot; &quot;;[.K33];&quot; &quot;;[.L33])" office:value-type="string" office:string-value="a other friendly electric world" calcext:value-type="string">
            <text:p>a other friendly electric world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my" calcext:value-type="string">
            <text:p>my</text:p>
          </table:table-cell>
          <table:table-cell table:formula="of:=INDEX([Sheet1.B$1:.B$999];RANDBETWEEN(1;ROWS([.B$1:.B$27])))" office:value-type="string" office:string-value="next" calcext:value-type="string">
            <text:p>next</text:p>
          </table:table-cell>
          <table:table-cell table:formula="of:=INDEX([Sheet1.C$1:.C$999];RANDBETWEEN(1;ROWS([.C$1:.C$19])))" office:value-type="string" office:string-value="yellow" calcext:value-type="string">
            <text:p>yellow</text:p>
          </table:table-cell>
          <table:table-cell table:formula="of:=INDEX([Sheet1.D$1:.D$999];RANDBETWEEN(1;ROWS([.D$1:.D$12])))" office:value-type="string" office:string-value="wooden" calcext:value-type="string">
            <text:p>wooden</text:p>
          </table:table-cell>
          <table:table-cell table:formula="of:=INDEX([Sheet1.E$1:.E$999];RANDBETWEEN(1;ROWS([.E$1:.E$13])))" office:value-type="string" office:string-value="food" calcext:value-type="string">
            <text:p>food</text:p>
          </table:table-cell>
          <table:table-cell/>
          <table:table-cell table:formula="of:=CONCATENATE([.H34];&quot; &quot;;[.I34];&quot; &quot;;[.J34];&quot; &quot;;[.K34];&quot; &quot;;[.L34])" office:value-type="string" office:string-value="my next yellow wooden food" calcext:value-type="string">
            <text:p>my next yellow wooden food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those" calcext:value-type="string">
            <text:p>those</text:p>
          </table:table-cell>
          <table:table-cell table:formula="of:=INDEX([Sheet1.B$1:.B$999];RANDBETWEEN(1;ROWS([.B$1:.B$27])))" office:value-type="string" office:string-value="usual" calcext:value-type="string">
            <text:p>usual</text:p>
          </table:table-cell>
          <table:table-cell table:formula="of:=INDEX([Sheet1.C$1:.C$999];RANDBETWEEN(1;ROWS([.C$1:.C$19])))" office:value-type="string" office:string-value="wealthy" calcext:value-type="string">
            <text:p>wealthy</text:p>
          </table:table-cell>
          <table:table-cell table:formula="of:=INDEX([Sheet1.D$1:.D$999];RANDBETWEEN(1;ROWS([.D$1:.D$12])))" office:value-type="string" office:string-value="emotional" calcext:value-type="string">
            <text:p>emotional</text:p>
          </table:table-cell>
          <table:table-cell table:formula="of:=INDEX([Sheet1.E$1:.E$999];RANDBETWEEN(1;ROWS([.E$1:.E$13])))" office:value-type="string" office:string-value="color" calcext:value-type="string">
            <text:p>color</text:p>
          </table:table-cell>
          <table:table-cell/>
          <table:table-cell table:formula="of:=CONCATENATE([.H35];&quot; &quot;;[.I35];&quot; &quot;;[.J35];&quot; &quot;;[.K35];&quot; &quot;;[.L35])" office:value-type="string" office:string-value="those usual wealthy emotional color" calcext:value-type="string">
            <text:p>those usual wealthy emotional color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a" calcext:value-type="string">
            <text:p>a</text:p>
          </table:table-cell>
          <table:table-cell table:formula="of:=INDEX([Sheet1.B$1:.B$999];RANDBETWEEN(1;ROWS([.B$1:.B$27])))" office:value-type="string" office:string-value="usual" calcext:value-type="string">
            <text:p>usual</text:p>
          </table:table-cell>
          <table:table-cell table:formula="of:=INDEX([Sheet1.C$1:.C$999];RANDBETWEEN(1;ROWS([.C$1:.C$19])))" office:value-type="string" office:string-value="big" calcext:value-type="string">
            <text:p>big</text:p>
          </table:table-cell>
          <table:table-cell table:formula="of:=INDEX([Sheet1.D$1:.D$999];RANDBETWEEN(1;ROWS([.D$1:.D$12])))" office:value-type="string" office:string-value="wooden" calcext:value-type="string">
            <text:p>wooden</text:p>
          </table:table-cell>
          <table:table-cell table:formula="of:=INDEX([Sheet1.E$1:.E$999];RANDBETWEEN(1;ROWS([.E$1:.E$13])))" office:value-type="string" office:string-value="house" calcext:value-type="string">
            <text:p>house</text:p>
          </table:table-cell>
          <table:table-cell/>
          <table:table-cell table:formula="of:=CONCATENATE([.H36];&quot; &quot;;[.I36];&quot; &quot;;[.J36];&quot; &quot;;[.K36];&quot; &quot;;[.L36])" office:value-type="string" office:string-value="a usual big wooden house" calcext:value-type="string">
            <text:p>a usual big wooden house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no" calcext:value-type="string">
            <text:p>no</text:p>
          </table:table-cell>
          <table:table-cell table:formula="of:=INDEX([Sheet1.B$1:.B$999];RANDBETWEEN(1;ROWS([.B$1:.B$27])))" office:value-type="string" office:string-value="other" calcext:value-type="string">
            <text:p>other</text:p>
          </table:table-cell>
          <table:table-cell table:formula="of:=INDEX([Sheet1.C$1:.C$999];RANDBETWEEN(1;ROWS([.C$1:.C$19])))" office:value-type="string" office:string-value="round" calcext:value-type="string">
            <text:p>round</text:p>
          </table:table-cell>
          <table:table-cell table:formula="of:=INDEX([Sheet1.D$1:.D$999];RANDBETWEEN(1;ROWS([.D$1:.D$12])))" office:value-type="string" office:string-value="wooden" calcext:value-type="string">
            <text:p>wooden</text:p>
          </table:table-cell>
          <table:table-cell table:formula="of:=INDEX([Sheet1.E$1:.E$999];RANDBETWEEN(1;ROWS([.E$1:.E$13])))" office:value-type="string" office:string-value="man" calcext:value-type="string">
            <text:p>man</text:p>
          </table:table-cell>
          <table:table-cell/>
          <table:table-cell table:formula="of:=CONCATENATE([.H37];&quot; &quot;;[.I37];&quot; &quot;;[.J37];&quot; &quot;;[.K37];&quot; &quot;;[.L37])" office:value-type="string" office:string-value="no other round wooden man" calcext:value-type="string">
            <text:p>no other round wooden man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no" calcext:value-type="string">
            <text:p>no</text:p>
          </table:table-cell>
          <table:table-cell table:formula="of:=INDEX([Sheet1.B$1:.B$999];RANDBETWEEN(1;ROWS([.B$1:.B$27])))" office:value-type="string" office:string-value="same" calcext:value-type="string">
            <text:p>same</text:p>
          </table:table-cell>
          <table:table-cell table:formula="of:=INDEX([Sheet1.C$1:.C$999];RANDBETWEEN(1;ROWS([.C$1:.C$19])))" office:value-type="string" office:string-value="wealthy" calcext:value-type="string">
            <text:p>wealthy</text:p>
          </table:table-cell>
          <table:table-cell table:formula="of:=INDEX([Sheet1.D$1:.D$999];RANDBETWEEN(1;ROWS([.D$1:.D$12])))" office:value-type="string" office:string-value="preventative" calcext:value-type="string">
            <text:p>preventative</text:p>
          </table:table-cell>
          <table:table-cell table:formula="of:=INDEX([Sheet1.E$1:.E$999];RANDBETWEEN(1;ROWS([.E$1:.E$13])))" office:value-type="string" office:string-value="rock" calcext:value-type="string">
            <text:p>rock</text:p>
          </table:table-cell>
          <table:table-cell/>
          <table:table-cell table:formula="of:=CONCATENATE([.H38];&quot; &quot;;[.I38];&quot; &quot;;[.J38];&quot; &quot;;[.K38];&quot; &quot;;[.L38])" office:value-type="string" office:string-value="no same wealthy preventative rock" calcext:value-type="string">
            <text:p>no same wealthy preventative rock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no" calcext:value-type="string">
            <text:p>no</text:p>
          </table:table-cell>
          <table:table-cell table:formula="of:=INDEX([Sheet1.B$1:.B$999];RANDBETWEEN(1;ROWS([.B$1:.B$27])))" office:value-type="string" office:string-value="average" calcext:value-type="string">
            <text:p>average</text:p>
          </table:table-cell>
          <table:table-cell table:formula="of:=INDEX([Sheet1.C$1:.C$999];RANDBETWEEN(1;ROWS([.C$1:.C$19])))" office:value-type="string" office:string-value="friendly" calcext:value-type="string">
            <text:p>friendly</text:p>
          </table:table-cell>
          <table:table-cell table:formula="of:=INDEX([Sheet1.D$1:.D$999];RANDBETWEEN(1;ROWS([.D$1:.D$12])))" office:value-type="string" office:string-value="vegetarian" calcext:value-type="string">
            <text:p>vegetarian</text:p>
          </table:table-cell>
          <table:table-cell table:formula="of:=INDEX([Sheet1.E$1:.E$999];RANDBETWEEN(1;ROWS([.E$1:.E$13])))" office:value-type="string" office:string-value="space" calcext:value-type="string">
            <text:p>space</text:p>
          </table:table-cell>
          <table:table-cell/>
          <table:table-cell table:formula="of:=CONCATENATE([.H39];&quot; &quot;;[.I39];&quot; &quot;;[.J39];&quot; &quot;;[.K39];&quot; &quot;;[.L39])" office:value-type="string" office:string-value="no average friendly vegetarian space" calcext:value-type="string">
            <text:p>no average friendly vegetarian space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those" calcext:value-type="string">
            <text:p>those</text:p>
          </table:table-cell>
          <table:table-cell table:formula="of:=INDEX([Sheet1.B$1:.B$999];RANDBETWEEN(1;ROWS([.B$1:.B$27])))" office:value-type="string" office:string-value="partial" calcext:value-type="string">
            <text:p>partial</text:p>
          </table:table-cell>
          <table:table-cell table:formula="of:=INDEX([Sheet1.C$1:.C$999];RANDBETWEEN(1;ROWS([.C$1:.C$19])))" office:value-type="string" office:string-value="lovely" calcext:value-type="string">
            <text:p>lovely</text:p>
          </table:table-cell>
          <table:table-cell table:formula="of:=INDEX([Sheet1.D$1:.D$999];RANDBETWEEN(1;ROWS([.D$1:.D$12])))" office:value-type="string" office:string-value="local" calcext:value-type="string">
            <text:p>local</text:p>
          </table:table-cell>
          <table:table-cell table:formula="of:=INDEX([Sheet1.E$1:.E$999];RANDBETWEEN(1;ROWS([.E$1:.E$13])))" office:value-type="string" office:string-value="one" calcext:value-type="string">
            <text:p>one</text:p>
          </table:table-cell>
          <table:table-cell/>
          <table:table-cell table:formula="of:=CONCATENATE([.H40];&quot; &quot;;[.I40];&quot; &quot;;[.J40];&quot; &quot;;[.K40];&quot; &quot;;[.L40])" office:value-type="string" office:string-value="those partial lovely local one" calcext:value-type="string">
            <text:p>those partial lovely local one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the" calcext:value-type="string">
            <text:p>the</text:p>
          </table:table-cell>
          <table:table-cell table:formula="of:=INDEX([Sheet1.B$1:.B$999];RANDBETWEEN(1;ROWS([.B$1:.B$27])))" office:value-type="string" office:string-value="wrong" calcext:value-type="string">
            <text:p>wrong</text:p>
          </table:table-cell>
          <table:table-cell table:formula="of:=INDEX([Sheet1.C$1:.C$999];RANDBETWEEN(1;ROWS([.C$1:.C$19])))" office:value-type="string" office:string-value="lovely" calcext:value-type="string">
            <text:p>lovely</text:p>
          </table:table-cell>
          <table:table-cell table:formula="of:=INDEX([Sheet1.D$1:.D$999];RANDBETWEEN(1;ROWS([.D$1:.D$12])))" office:value-type="string" office:string-value="nuclear" calcext:value-type="string">
            <text:p>nuclear</text:p>
          </table:table-cell>
          <table:table-cell table:formula="of:=INDEX([Sheet1.E$1:.E$999];RANDBETWEEN(1;ROWS([.E$1:.E$13])))" office:value-type="string" office:string-value="space" calcext:value-type="string">
            <text:p>space</text:p>
          </table:table-cell>
          <table:table-cell/>
          <table:table-cell table:formula="of:=CONCATENATE([.H41];&quot; &quot;;[.I41];&quot; &quot;;[.J41];&quot; &quot;;[.K41];&quot; &quot;;[.L41])" office:value-type="string" office:string-value="the wrong lovely nuclear space" calcext:value-type="string">
            <text:p>the wrong lovely nuclear space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any" calcext:value-type="string">
            <text:p>any</text:p>
          </table:table-cell>
          <table:table-cell table:formula="of:=INDEX([Sheet1.B$1:.B$999];RANDBETWEEN(1;ROWS([.B$1:.B$27])))" office:value-type="string" office:string-value="permanent" calcext:value-type="string">
            <text:p>permanent</text:p>
          </table:table-cell>
          <table:table-cell table:formula="of:=INDEX([Sheet1.C$1:.C$999];RANDBETWEEN(1;ROWS([.C$1:.C$19])))" office:value-type="string" office:string-value="dangerous" calcext:value-type="string">
            <text:p>dangerous</text:p>
          </table:table-cell>
          <table:table-cell table:formula="of:=INDEX([Sheet1.D$1:.D$999];RANDBETWEEN(1;ROWS([.D$1:.D$12])))" office:value-type="string" office:string-value="federal" calcext:value-type="string">
            <text:p>federal</text:p>
          </table:table-cell>
          <table:table-cell table:formula="of:=INDEX([Sheet1.E$1:.E$999];RANDBETWEEN(1;ROWS([.E$1:.E$13])))" office:value-type="string" office:string-value="plan" calcext:value-type="string">
            <text:p>plan</text:p>
          </table:table-cell>
          <table:table-cell/>
          <table:table-cell table:formula="of:=CONCATENATE([.H42];&quot; &quot;;[.I42];&quot; &quot;;[.J42];&quot; &quot;;[.K42];&quot; &quot;;[.L42])" office:value-type="string" office:string-value="any permanent dangerous federal plan" calcext:value-type="string">
            <text:p>any permanent dangerous federal plan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the" calcext:value-type="string">
            <text:p>the</text:p>
          </table:table-cell>
          <table:table-cell table:formula="of:=INDEX([Sheet1.B$1:.B$999];RANDBETWEEN(1;ROWS([.B$1:.B$27])))" office:value-type="string" office:string-value="real" calcext:value-type="string">
            <text:p>real</text:p>
          </table:table-cell>
          <table:table-cell table:formula="of:=INDEX([Sheet1.C$1:.C$999];RANDBETWEEN(1;ROWS([.C$1:.C$19])))" office:value-type="string" office:string-value="smart" calcext:value-type="string">
            <text:p>smart</text:p>
          </table:table-cell>
          <table:table-cell table:formula="of:=INDEX([Sheet1.D$1:.D$999];RANDBETWEEN(1;ROWS([.D$1:.D$12])))" office:value-type="string" office:string-value="vegetarian" calcext:value-type="string">
            <text:p>vegetarian</text:p>
          </table:table-cell>
          <table:table-cell table:formula="of:=INDEX([Sheet1.E$1:.E$999];RANDBETWEEN(1;ROWS([.E$1:.E$13])))" office:value-type="string" office:string-value="device" calcext:value-type="string">
            <text:p>device</text:p>
          </table:table-cell>
          <table:table-cell/>
          <table:table-cell table:formula="of:=CONCATENATE([.H43];&quot; &quot;;[.I43];&quot; &quot;;[.J43];&quot; &quot;;[.K43];&quot; &quot;;[.L43])" office:value-type="string" office:string-value="the real smart vegetarian device" calcext:value-type="string">
            <text:p>the real smart vegetarian device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those" calcext:value-type="string">
            <text:p>those</text:p>
          </table:table-cell>
          <table:table-cell table:formula="of:=INDEX([Sheet1.B$1:.B$999];RANDBETWEEN(1;ROWS([.B$1:.B$27])))" office:value-type="string" office:string-value="rare" calcext:value-type="string">
            <text:p>rare</text:p>
          </table:table-cell>
          <table:table-cell table:formula="of:=INDEX([Sheet1.C$1:.C$999];RANDBETWEEN(1;ROWS([.C$1:.C$19])))" office:value-type="string" office:string-value="smart" calcext:value-type="string">
            <text:p>smart</text:p>
          </table:table-cell>
          <table:table-cell table:formula="of:=INDEX([Sheet1.D$1:.D$999];RANDBETWEEN(1;ROWS([.D$1:.D$12])))" office:value-type="string" office:string-value="religious" calcext:value-type="string">
            <text:p>religious</text:p>
          </table:table-cell>
          <table:table-cell table:formula="of:=INDEX([Sheet1.E$1:.E$999];RANDBETWEEN(1;ROWS([.E$1:.E$13])))" office:value-type="string" office:string-value="man" calcext:value-type="string">
            <text:p>man</text:p>
          </table:table-cell>
          <table:table-cell/>
          <table:table-cell table:formula="of:=CONCATENATE([.H44];&quot; &quot;;[.I44];&quot; &quot;;[.J44];&quot; &quot;;[.K44];&quot; &quot;;[.L44])" office:value-type="string" office:string-value="those rare smart religious man" calcext:value-type="string">
            <text:p>those rare smart religious man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my" calcext:value-type="string">
            <text:p>my</text:p>
          </table:table-cell>
          <table:table-cell table:formula="of:=INDEX([Sheet1.B$1:.B$999];RANDBETWEEN(1;ROWS([.B$1:.B$27])))" office:value-type="string" office:string-value="pure" calcext:value-type="string">
            <text:p>pure</text:p>
          </table:table-cell>
          <table:table-cell table:formula="of:=INDEX([Sheet1.C$1:.C$999];RANDBETWEEN(1;ROWS([.C$1:.C$19])))" office:value-type="string" office:string-value="generous" calcext:value-type="string">
            <text:p>generous</text:p>
          </table:table-cell>
          <table:table-cell table:formula="of:=INDEX([Sheet1.D$1:.D$999];RANDBETWEEN(1;ROWS([.D$1:.D$12])))" office:value-type="string" office:string-value="public" calcext:value-type="string">
            <text:p>public</text:p>
          </table:table-cell>
          <table:table-cell table:formula="of:=INDEX([Sheet1.E$1:.E$999];RANDBETWEEN(1;ROWS([.E$1:.E$13])))" office:value-type="string" office:string-value="world" calcext:value-type="string">
            <text:p>world</text:p>
          </table:table-cell>
          <table:table-cell/>
          <table:table-cell table:formula="of:=CONCATENATE([.H45];&quot; &quot;;[.I45];&quot; &quot;;[.J45];&quot; &quot;;[.K45];&quot; &quot;;[.L45])" office:value-type="string" office:string-value="my pure generous public world" calcext:value-type="string">
            <text:p>my pure generous public world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many" calcext:value-type="string">
            <text:p>many</text:p>
          </table:table-cell>
          <table:table-cell table:formula="of:=INDEX([Sheet1.B$1:.B$999];RANDBETWEEN(1;ROWS([.B$1:.B$27])))" office:value-type="string" office:string-value="best" calcext:value-type="string">
            <text:p>best</text:p>
          </table:table-cell>
          <table:table-cell table:formula="of:=INDEX([Sheet1.C$1:.C$999];RANDBETWEEN(1;ROWS([.C$1:.C$19])))" office:value-type="string" office:string-value="horrendous" calcext:value-type="string">
            <text:p>horrendous</text:p>
          </table:table-cell>
          <table:table-cell table:formula="of:=INDEX([Sheet1.D$1:.D$999];RANDBETWEEN(1;ROWS([.D$1:.D$12])))" office:value-type="string" office:string-value="local" calcext:value-type="string">
            <text:p>local</text:p>
          </table:table-cell>
          <table:table-cell table:formula="of:=INDEX([Sheet1.E$1:.E$999];RANDBETWEEN(1;ROWS([.E$1:.E$13])))" office:value-type="string" office:string-value="color" calcext:value-type="string">
            <text:p>color</text:p>
          </table:table-cell>
          <table:table-cell/>
          <table:table-cell table:formula="of:=CONCATENATE([.H46];&quot; &quot;;[.I46];&quot; &quot;;[.J46];&quot; &quot;;[.K46];&quot; &quot;;[.L46])" office:value-type="string" office:string-value="many best horrendous local color" calcext:value-type="string">
            <text:p>many best horrendous local color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another" calcext:value-type="string">
            <text:p>another</text:p>
          </table:table-cell>
          <table:table-cell table:formula="of:=INDEX([Sheet1.B$1:.B$999];RANDBETWEEN(1;ROWS([.B$1:.B$27])))" office:value-type="string" office:string-value="pure" calcext:value-type="string">
            <text:p>pure</text:p>
          </table:table-cell>
          <table:table-cell table:formula="of:=INDEX([Sheet1.C$1:.C$999];RANDBETWEEN(1;ROWS([.C$1:.C$19])))" office:value-type="string" office:string-value="friendly" calcext:value-type="string">
            <text:p>friendly</text:p>
          </table:table-cell>
          <table:table-cell table:formula="of:=INDEX([Sheet1.D$1:.D$999];RANDBETWEEN(1;ROWS([.D$1:.D$12])))" office:value-type="string" office:string-value="vegetarian" calcext:value-type="string">
            <text:p>vegetarian</text:p>
          </table:table-cell>
          <table:table-cell table:formula="of:=INDEX([Sheet1.E$1:.E$999];RANDBETWEEN(1;ROWS([.E$1:.E$13])))" office:value-type="string" office:string-value="parade" calcext:value-type="string">
            <text:p>parade</text:p>
          </table:table-cell>
          <table:table-cell/>
          <table:table-cell table:formula="of:=CONCATENATE([.H47];&quot; &quot;;[.I47];&quot; &quot;;[.J47];&quot; &quot;;[.K47];&quot; &quot;;[.L47])" office:value-type="string" office:string-value="another pure friendly vegetarian parade" calcext:value-type="string">
            <text:p>another pure friendly vegetarian parade</text:p>
          </table:table-cell>
        </table:table-row>
        <table:table-row table:style-name="ro1">
          <table:table-cell table:number-columns-repeated="7"/>
          <table:table-cell table:formula="of:=INDEX([Sheet1.A$1:.A$999];RANDBETWEEN(1;ROWS([.A$1:.A$8])))" office:value-type="string" office:string-value="a" calcext:value-type="string">
            <text:p>a</text:p>
          </table:table-cell>
          <table:table-cell table:formula="of:=INDEX([Sheet1.B$1:.B$999];RANDBETWEEN(1;ROWS([.B$1:.B$27])))" office:value-type="string" office:string-value="wrong" calcext:value-type="string">
            <text:p>wrong</text:p>
          </table:table-cell>
          <table:table-cell table:formula="of:=INDEX([Sheet1.C$1:.C$999];RANDBETWEEN(1;ROWS([.C$1:.C$19])))" office:value-type="string" office:string-value="lumpy" calcext:value-type="string">
            <text:p>lumpy</text:p>
          </table:table-cell>
          <table:table-cell table:formula="of:=INDEX([Sheet1.D$1:.D$999];RANDBETWEEN(1;ROWS([.D$1:.D$12])))" office:value-type="string" office:string-value="wooden" calcext:value-type="string">
            <text:p>wooden</text:p>
          </table:table-cell>
          <table:table-cell table:formula="of:=INDEX([Sheet1.E$1:.E$999];RANDBETWEEN(1;ROWS([.E$1:.E$13])))" office:value-type="string" office:string-value="symbol" calcext:value-type="string">
            <text:p>symbol</text:p>
          </table:table-cell>
          <table:table-cell/>
          <table:table-cell table:formula="of:=CONCATENATE([.H48];&quot; &quot;;[.I48];&quot; &quot;;[.J48];&quot; &quot;;[.K48];&quot; &quot;;[.L48])" office:value-type="string" office:string-value="a wrong lumpy wooden symbol" calcext:value-type="string">
            <text:p>a wrong lumpy wooden symbo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1">0000-00-00</text:date>, <text:time style:data-style-name="N2" text:time-value="12:15:45.48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9T18:05:12.898000000</meta:creation-date>
    <dc:date>2015-04-01T12:53:36.814000000</dc:date>
    <meta:editing-duration>PT1H8M13S</meta:editing-duration>
    <meta:editing-cycles>10</meta:editing-cycles>
    <meta:generator>LibreOffice/4.4.1.2$Windows_x86 LibreOffice_project/45e2de17089c24a1fa810c8f975a7171ba4cd432</meta:generator>
    <meta:document-statistic meta:table-count="1" meta:cell-count="361" meta:object-count="0"/>
  </office:meta>
</office:document-meta>
</file>